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16mm"/>
    </style:style>
    <style:style style:name="co2" style:family="table-column">
      <style:table-column-properties fo:break-before="auto" style:column-width="13.55mm"/>
    </style:style>
    <style:style style:name="co3" style:family="table-column">
      <style:table-column-properties fo:break-before="auto" style:column-width="18.06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7mm"/>
    </style:style>
    <style:style style:name="co7" style:family="table-column">
      <style:table-column-properties fo:break-before="auto" style:column-width="99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1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8">
      <style:table-cell-properties fo:background-color="#eeeeee" style:text-align-source="fix" style:repeat-content="false"/>
      <style:paragraph-properties fo:text-align="end" fo:margin-left="0mm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nsor-St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Komponente</text:p>
          </table:table-cell>
          <table:table-cell table:style-name="ce1" office:value-type="string" calcext:value-type="string">
            <text:p>Anzahl</text:p>
          </table:table-cell>
          <table:table-cell table:style-name="ce3" office:value-type="string" calcext:value-type="string">
            <text:p>Preis</text:p>
          </table:table-cell>
          <table:table-cell table:style-name="ce1" office:value-type="string" calcext:value-type="string">
            <text:p>Anbieter</text:p>
          </table:table-cell>
          <table:table-cell table:style-name="ce1" office:value-type="string" calcext:value-type="string">
            <text:p>Bestellt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.99" calcext:value-type="currency">
            <text:p>12,99 €</text:p>
          </table:table-cell>
          <table:table-cell office:value-type="string" calcext:value-type="string">
            <text:p>Amazon.de</text:p>
          </table:table-cell>
          <table:table-cell office:value-type="string" calcext:value-type="string">
            <text:p>J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ei-Akku 6 V, 7.2 A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string" calcext:value-type="string">
            <text:p>Pollin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pollin.de/p/blei-akkumulator-quatpower-lb7-2-6-6-v-7-2-ah-271192" xlink:type="simple">https://www.pollin.de/p/blei-akkumulator-quatpower-lb7-2-6-6-v-7-2-ah-271192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ku-Laderegler 6V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6.3" calcext:value-type="currency">
            <text:p>16,30 €</text:p>
          </table:table-cell>
          <table:table-cell office:value-type="string" calcext:value-type="string">
            <text:p>Henri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henri.de/bauelemente/bausaetze-und-module/strom/20347/modul-akku-laderegler-fuer-3v-6v-9v-12v-akkus-aller-art.html" xlink:type="simple">https://www.henri.de/bauelemente/bausaetze-und-module/strom/20347/modul-akku-laderegler-fuer-3v-6v-9v-12v-akkus-aller-art.htm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modul 6V 150mA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0.95" calcext:value-type="currency">
            <text:p>10,95 €</text:p>
          </table:table-cell>
          <table:table-cell office:value-type="string" calcext:value-type="string">
            <text:p>sol-expert-group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sol-expert-group.de/Solar-Produkte/Solarmodule/Solarmodule-zum-Loeten-und-Schrauben/Solarmodul-SM6150-6-Volt-150-mA::1117.html" xlink:type="simple">https://www.sol-expert-group.de/Solar-Produkte/Solarmodule/Solarmodule-zum-Loeten-und-Schrauben/Solarmodul-SM6150-6-Volt-150-mA::1117.htm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modul 17.5 V 405 m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2.99" calcext:value-type="currency">
            <text:p>32,99 €</text:p>
          </table:table-cell>
          <table:table-cell office:value-type="string" calcext:value-type="string">
            <text:p>Conrad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conrad.de/de/duennschicht-solarmodul-6-wp-175-v-amorphes-110492.html" xlink:type="simple">https://www.conrad.de/de/duennschicht-solarmodul-6-wp-175-v-amorphes-110492.htm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modul 17.5 V 320 m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8.99" calcext:value-type="currency">
            <text:p>28,99 €</text:p>
          </table:table-cell>
          <table:table-cell office:value-type="string" calcext:value-type="string">
            <text:p>Conrad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conrad.de/de/duennschicht-solarmodul-4-wp-175-v-amorphes-110467.html" xlink:type="simple">https://www.conrad.de/de/duennschicht-solarmodul-4-wp-175-v-amorphes-110467.html</text:a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ei-Akku 12 V, 2.2 A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1.45" calcext:value-type="currency">
            <text:p>11,45 €</text:p>
          </table:table-cell>
          <table:table-cell office:value-type="string" calcext:value-type="string">
            <text:p>Pollin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pollin.de/p/blei-akkumulator-kung-long-wp2-2-12-12-v-2-2-ah-271039" xlink:type="simple">https://www.pollin.de/p/blei-akkumulator-kung-long-wp2-2-12-12-v-2-2-ah-271039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ku-Laderegler 12 V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9" calcext:value-type="currency">
            <text:p>9,90 €</text:p>
          </table:table-cell>
          <table:table-cell office:value-type="string" calcext:value-type="string">
            <text:p>Pollin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pollin.de/p/solar-laderegler-50-w-590004" xlink:type="simple">https://www.pollin.de/p/solar-laderegler-50-w-590004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modul 6V 150mA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.95" calcext:value-type="currency">
            <text:p>10,95 €</text:p>
          </table:table-cell>
          <table:table-cell office:value-type="string" calcext:value-type="string">
            <text:p>sol-expert-group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sol-expert-group.de/Solar-Produkte/Solarmodule/Solarmodule-zum-Loeten-und-Schrauben/Solarmodul-SM6150-6-Volt-150-mA::1117.html" xlink:type="simple">https://www.sol-expert-group.de/Solar-Produkte/Solarmodule/Solarmodule-zum-Loeten-und-Schrauben/Solarmodul-SM6150-6-Volt-150-mA::1117.html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nsor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v-UV</text:p>
          </table:table-cell>
          <table:table-cell office:value-type="string" calcext:value-type="string">
            <text:p><text:a xlink:href="https://www.reichelt.de/Weiteres-Zubehoer/GRV-UV-SENS/3/index.html?ACTION=3&amp;LA=446&amp;ARTICLE=191215&amp;GROUPID=6671&amp;artnr=GRV+UV+SENS&amp;SEARCH=uv%2Bsensor" xlink:type="simple">https://www.reichelt.de/Weiteres-Zubehoer/GRV-UV-SENS/3/index.html?ACTION=3&amp;LA=446&amp;ARTICLE=191215&amp;GROUPID=6671&amp;artnr=GRV+UV+SENS&amp;SEARCH=uv%2Bsens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v-Visible</text:p>
          </table:table-cell>
          <table:table-cell office:value-type="string" calcext:value-type="string">
            <text:p><text:a xlink:href="https://www.reichelt.de/ICs-NE-STV-/OPT-101P/3/index.html?ACTION=3&amp;LA=446&amp;ARTICLE=188940&amp;GROUPID=2915&amp;artnr=OPT+101P&amp;SEARCH=lichtsensor" xlink:type="simple">https://www.reichelt.de/ICs-NE-STV-/OPT-101P/3/index.html?ACTION=3&amp;LA=446&amp;ARTICLE=188940&amp;GROUPID=2915&amp;artnr=OPT+101P&amp;SEARCH=lichtsens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 + T</text:p>
          </table:table-cell>
          <table:table-cell office:value-type="string" calcext:value-type="string">
            <text:p><text:a xlink:href="https://www.amazon.de/Feuchtigkeit-Temperatur-Sensor-Arduino-Raspberry/dp/B01N2GBWBY" xlink:type="simple">https://www.amazon.de/Feuchtigkeit-Temperatur-Sensor-Arduino-Raspberry/dp/B01N2GBWBY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v-Visible</text:p>
          </table:table-cell>
          <table:table-cell office:value-type="string" calcext:value-type="string">
            <text:p><text:a xlink:href="https://www.amazon.de/Helligkeitsmesser-Sensor-BH1750-Arduino-Raspberry/dp/B01N78LON5/ref=sr_1_3?s=computers&amp;ie=UTF8&amp;qid=1510136779&amp;sr=1-3&amp;keywords=I2C+Sensor&amp;dpID=41-uGXOop7L&amp;preST=_SX300_QL70_&amp;dpSrc=srch" xlink:type="simple">https://www.amazon.de/Helligkeitsmesser-Sensor-BH1750-Arduino-Raspberry/dp/B01N78LON5/ref=sr_1_3?s=computers&amp;ie=UTF8&amp;qid=1510136779&amp;sr=1-3&amp;keywords=I2C+Sensor&amp;dpID=41-uGXOop7L&amp;preST=_SX300_QL70_&amp;dpSrc=srch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, T, P</text:p>
          </table:table-cell>
          <table:table-cell office:value-type="string" calcext:value-type="string">
            <text:p><text:a xlink:href="https://www.amazon.de/Adafruit-Temperature-Humidity-Pressure-ADA2652/dp/B013W0RR6Y/ref=sr_1_2?s=computers&amp;ie=UTF8&amp;qid=1510136779&amp;sr=1-2&amp;keywords=I2C+Sensor&amp;dpID=61ecps2krGL&amp;preST=_SX300_QL70_&amp;dpSrc=srch" xlink:type="simple">https://www.amazon.de/Adafruit-Temperature-Humidity-Pressure-ADA2652/dp/B013W0RR6Y/ref=sr_1_2?s=computers&amp;ie=UTF8&amp;qid=1510136779&amp;sr=1-2&amp;keywords=I2C+Sensor&amp;dpID=61ecps2krGL&amp;preST=_SX300_QL70_&amp;dpSrc=srch</text:a>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1">
        <table:table-column table:style-name="co6" table:default-cell-style-name="Default"/>
        <table:table-column table:style-name="co3" table:default-cell-style-name="ce11"/>
        <table:table-column table:style-name="co3" table:default-cell-style-name="ce14"/>
        <table:table-column table:style-name="co5" table:default-cell-style-name="ce14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Komponente</text:p>
          </table:table-cell>
          <table:table-cell table:style-name="ce10" office:value-type="string" calcext:value-type="string">
            <text:p>Anzahl</text:p>
          </table:table-cell>
          <table:table-cell table:style-name="ce13" office:value-type="string" calcext:value-type="string">
            <text:p>Preis</text:p>
          </table:table-cell>
          <table:table-cell table:style-name="ce13" office:value-type="string" calcext:value-type="string">
            <text:p>Summe</text:p>
          </table:table-cell>
          <table:table-cell table:style-name="ce1" office:value-type="string" calcext:value-type="string">
            <text:p>Anbieter</text:p>
          </table:table-cell>
          <table:table-cell table:style-name="ce16" office:value-type="string" calcext:value-type="string">
            <text:p>Link</text:p>
          </table:table-cell>
        </table:table-row>
        <table:table-row table:style-name="ro1">
          <table:table-cell table:style-name="ce2"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.99" calcext:value-type="currency">
            <text:p>12,99 €</text:p>
          </table:table-cell>
          <table:table-cell table:formula="of:=[.C2]*[.B2]" office:value-type="currency" office:currency="EUR" office:value="12.99" calcext:value-type="currency">
            <text:p>12,99 €</text:p>
          </table:table-cell>
          <table:table-cell table:style-name="ce2" office:value-type="string" calcext:value-type="string">
            <text:p>Amazon.de</text:p>
          </table:table-cell>
          <table:table-cell office:value-type="string" calcext:value-type="string">
            <text:p><text:a xlink:href="https://www.amazon.de/gp/product/B071P98VTG" xlink:type="simple">https://www.amazon.de/gp/product/B071P98VTG</text:a></text:p>
          </table:table-cell>
        </table:table-row>
        <table:table-row table:style-name="ro1">
          <table:table-cell office:value-type="string" calcext:value-type="string">
            <text:p>ADS1115 4Ch 16Bit ADC Modu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.85" calcext:value-type="currency">
            <text:p>8,85 €</text:p>
          </table:table-cell>
          <table:table-cell table:formula="of:=[.C3]*[.B3]" office:value-type="currency" office:currency="EUR" office:value="8.85" calcext:value-type="currency">
            <text:p>8,85 €</text:p>
          </table:table-cell>
          <table:table-cell table:style-name="ce2" office:value-type="string" calcext:value-type="string">
            <text:p>Amazon.de</text:p>
          </table:table-cell>
          <table:table-cell office:value-type="string" calcext:value-type="string">
            <text:p><text:a xlink:href="https://www.amazon.de/gp/product/B017VSNHWQ/" xlink:type="simple">https://www.amazon.de/gp/product/B017VSNHWQ/</text:a></text:p>
          </table:table-cell>
        </table:table-row>
        <table:table-row table:style-name="ro1">
          <table:table-cell office:value-type="string" calcext:value-type="string">
            <text:p>Waveshare IPS LCD + Cap.Touc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2.97" calcext:value-type="currency">
            <text:p>62,97 €</text:p>
          </table:table-cell>
          <table:table-cell table:formula="of:=[.C4]*[.B4]" office:value-type="currency" office:currency="EUR" office:value="62.97" calcext:value-type="currency">
            <text:p>62,97 €</text:p>
          </table:table-cell>
          <table:table-cell table:style-name="ce2" office:value-type="string" calcext:value-type="string">
            <text:p>Amazon.de</text:p>
          </table:table-cell>
          <table:table-cell office:value-type="string" calcext:value-type="string">
            <text:p><text:a xlink:href="https://www.amazon.de/gp/product/B01HPV7M4I" xlink:type="simple">https://www.amazon.de/gp/product/B01HPV7M4I</text:a></text:p>
          </table:table-cell>
        </table:table-row>
        <table:table-row table:style-name="ro1">
          <table:table-cell office:value-type="string" calcext:value-type="string">
            <text:p>Sicherungshal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C5]*[.B5]" office:value-type="currency" office:currency="EUR" office:value="0.2" calcext:value-type="currency">
            <text:p>0,20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office:value-type="string" calcext:value-type="string">
            <text:p>Buchsenleiste, 2x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C6]*[.B6]" office:value-type="currency" office:currency="EUR" office:value="0.7" calcext:value-type="currency">
            <text:p>0,70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office:value-type="string" calcext:value-type="string">
            <text:p>Buchsenleiste, 1x2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[.C7]*[.B7]" office:value-type="currency" office:currency="EUR" office:value="1" calcext:value-type="currency">
            <text:p>1,00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office:value-type="string" calcext:value-type="string">
            <text:p>Stiftleiste, 1x2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C8]*[.B8]" office:value-type="currency" office:currency="EUR" office:value="2.4" calcext:value-type="currency">
            <text:p>2,40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office:value-type="string" calcext:value-type="string">
            <text:p>Kipptaster, (ON)-OFF-(ON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]*[.B9]" office:value-type="currency" office:currency="EUR" office:value="0.9" calcext:value-type="currency">
            <text:p>0,90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office:value-type="string" calcext:value-type="string">
            <text:p>Tas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C10]*[.B10]" office:value-type="currency" office:currency="EUR" office:value="0.4" calcext:value-type="currency">
            <text:p>0,40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office:value-type="string" calcext:value-type="string">
            <text:p>Feinsicherung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C11]*[.B11]" office:value-type="currency" office:currency="EUR" office:value="1" calcext:value-type="currency">
            <text:p>1,00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office:value-type="string" calcext:value-type="string">
            <text:p>Flachstecke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12]*[.B12]" office:value-type="currency" office:currency="EUR" office:value="0.1" calcext:value-type="currency">
            <text:p>0,10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office:value-type="string" calcext:value-type="string">
            <text:p>Blei-Akku, 6V 7.2A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95" calcext:value-type="currency">
            <text:p>9,95 €</text:p>
          </table:table-cell>
          <table:table-cell table:formula="of:=[.C13]*[.B13]" office:value-type="currency" office:currency="EUR" office:value="9.95" calcext:value-type="currency">
            <text:p>9,95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office:value-type="string" calcext:value-type="string">
            <text:p>LED, grü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14]*[.B14]" office:value-type="currency" office:currency="EUR" office:value="0.1" calcext:value-type="currency">
            <text:p>0,10 €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9"/>
          <table:table-cell table:style-name="ce12"/>
          <table:table-cell table:style-name="ce15"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Wechselkurs 1€ =</text:p>
          </table:table-cell>
          <table:table-cell table:style-name="ce21" office:value-type="currency" office:currency="CHF" office:value="1.16" calcext:value-type="currency">
            <text:p>1,16 CHF</text:p>
          </table:table-cell>
          <table:table-cell table:style-name="ce13" office:value-type="string" calcext:value-type="string">
            <text:p>Summe:</text:p>
          </table:table-cell>
          <table:table-cell table:formula="of:=SUM([.D1:.D18])" office:value-type="currency" office:currency="EUR" office:value="101.56" calcext:value-type="currency">
            <text:p>101,56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table:formula="of:=[.D19]*[.B19]" office:value-type="currency" office:currency="CHF" office:value="117.8096" calcext:value-type="currency">
            <text:p>117,81 CHF</text:p>
          </table:table-cell>
          <table:table-cell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CHF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CHF</number:currency-symbol>
      <style:map style:condition="value()&gt;=0" style:apply-style-name="N110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 style:data-style-name="N2" text:time-value="10:23:19.4538516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2:28:25.062449885</meta:creation-date>
    <dc:date>2017-11-27T10:27:02.397864982</dc:date>
    <meta:editing-duration>PT2H8M23S</meta:editing-duration>
    <meta:editing-cycles>15</meta:editing-cycles>
    <meta:generator>LibreOffice/5.4.1.2$Linux_X86_64 LibreOffice_project/40m0$Build-2</meta:generator>
    <meta:document-statistic meta:table-count="2" meta:cell-count="149" meta:object-count="0"/>
  </office:meta>
</office:document-meta>
</file>